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7">
      <style:paragraph-properties fo:text-align="justify" style:justify-single-word="false"/>
    </style:style>
    <style:style style:name="P8" style:family="paragraph" style:parent-style-name="Standard" style:list-style-name="L8">
      <style:paragraph-properties fo:text-align="justify" style:justify-single-word="false"/>
    </style:style>
    <style:style style:name="P9" style:family="paragraph" style:parent-style-name="Standard" style:list-style-name="L9">
      <style:paragraph-properties fo:text-align="justify" style:justify-single-word="false"/>
    </style:style>
    <style:style style:name="P10" style:family="paragraph" style:parent-style-name="Standard" style:list-style-name="L13">
      <style:paragraph-properties fo:text-align="justify" style:justify-single-word="false"/>
    </style:style>
    <style:style style:name="P11" style:family="paragraph" style:parent-style-name="Standard" style:list-style-name="L14">
      <style:paragraph-properties fo:text-align="justify" style:justify-single-word="false"/>
    </style:style>
    <style:style style:name="P12" style:family="paragraph" style:parent-style-name="Standard" style:list-style-name="L17">
      <style:paragraph-properties fo:text-align="justify" style:justify-single-word="false"/>
    </style:style>
    <style:style style:name="P13" style:family="paragraph" style:parent-style-name="Standard" style:list-style-name="L18">
      <style:paragraph-properties fo:text-align="justify" style:justify-single-word="false"/>
    </style:style>
    <style:style style:name="P14" style:family="paragraph" style:parent-style-name="Standard" style:list-style-name="L19">
      <style:paragraph-properties fo:text-align="justify" style:justify-single-word="false"/>
    </style:style>
    <style:style style:name="P15" style:family="paragraph" style:parent-style-name="Standard" style:list-style-name="L20">
      <style:paragraph-properties fo:text-align="justify" style:justify-single-word="false"/>
    </style:style>
    <style:style style:name="P16" style:family="paragraph" style:parent-style-name="Standard" style:list-style-name="L21">
      <style:paragraph-properties fo:text-align="justify" style:justify-single-word="false"/>
    </style:style>
    <style:style style:name="P17" style:family="paragraph" style:parent-style-name="Standard" style:list-style-name="L22">
      <style:paragraph-properties fo:text-align="justify" style:justify-single-word="false"/>
    </style:style>
    <style:style style:name="P18" style:family="paragraph" style:parent-style-name="Standard" style:list-style-name="L3">
      <style:paragraph-properties fo:text-align="justify" style:justify-single-word="false"/>
      <style:text-properties fo:font-weight="bold" style:font-weight-asian="bold" style:font-weight-complex="bold"/>
    </style:style>
    <style:style style:name="P19" style:family="paragraph" style:parent-style-name="Standard" style:list-style-name="L23">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list-style-name="L3">
      <style:paragraph-properties fo:text-align="justify" style:justify-single-word="false"/>
      <style:text-properties fo:font-weight="normal" style:font-weight-asian="normal" style:font-weight-complex="normal"/>
    </style:style>
    <style:style style:name="P22" style:family="paragraph" style:parent-style-name="Standard">
      <style:paragraph-properties fo:text-align="center" style:justify-single-word="false"/>
    </style:style>
    <style:style style:name="P2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color="#cfe7f5"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5c8526"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4654677" text:style-name="L1">
        <text:list-item>
          <text:p text:style-name="P2">Explain the difference between internal and external fragmentation. </text:p>
          <text:p text:style-name="P2"/>
        </text:list-item>
      </text:list>
      <text:list xml:id="list583364917" text:style-name="L2">
        <text:list-item>
          <text:p text:style-name="P3">When memory allocated to a process is slightly larger than the requested memory, space at the end of a partition is unused and is wasted. This wasted space with in the partition is called internal fragmentation. When enough memory sapce exists to satisfy a request but it is not contiguous storage is fragmented into a large number of samll holes. This wasted space not allocated to any partition is called external fragmentation.</text:p>
        </text:list-item>
        <text:list-item>
          <text:p text:style-name="P3">Internal fragmentation is found in multiple fixed partition schemes where all the partitions are of the same size. That is physical memory us broken into fixed sized blocks. External fragmentation is found in multiple variable partition schemes. Instead of dividing memory into a fixed set of partitions, an operating system can choose to allocate to a process the exact amount of unused memory space it requires.</text:p>
        </text:list-item>
        <text:list-item>
          <text:p text:style-name="P3">In multiple fixed partition scheme, the partition table needs to store either the starting address for each process or the number of the partition allocated to each process. In multiple variable partition scheme, the overhead of managing more data increases. The partition table must store exact starting and ending location of each process and data about which memory locations are free must be maintained.</text:p>
        </text:list-item>
        <text:list-item>
          <text:p text:style-name="P3">In multiple fixed partition schemes, size/limit register is set at boot time and contains the partition size. Each time a process is allocated control of CPU, the operating system only needs to reset the relocation register. In multiple variable partition schemes, each time a different process is given control of the CPU, the operating system must reset the size/limit register in addition to the relocation register. The operating system must also make decisions on which partition it should allocate to a process.</text:p>
        </text:list-item>
        <text:list-item>
          <text:p text:style-name="P3">Internal fragmentaion can be reduced using multiple variable partition method. However, thos solution suffers from external fragmentaion. External fragmentation can be resolved using compaction where the goal is to shuffle the memory contets to place all free memory together in one large block. Another possible solution to the external fragmentation problem is to permit the logical address space of a process to be non contiguous. This solution is achieved by paging and segmentation.</text:p>
          <text:p text:style-name="P3"/>
        </text:list-item>
      </text:list>
      <text:list xml:id="list176488551" text:continue-list="list1114654677" text:style-name="L1">
        <text:list-item>
          <text:p text:style-name="P2">Given five memory partitions of 100 KB, 500 KB, 200 KB, 300 KB, and 600 KB (in order), how would each of the first-fit, best-fit, and worst-fit algorithms place processes of 212 KB, 417 KB, 112 KB, and 426 KB (in order)? Which algorithm makes the most efficient use of memory? </text:p>
          <text:p text:style-name="P2"/>
        </text:list-item>
      </text:list>
      <text:list xml:id="list807599994" text:style-name="L3">
        <text:list-item>
          <text:p text:style-name="P4">The strategies of the First Fit, Best Fit and Worst Fit are as follows,</text:p>
        </text:list-item>
        <text:list-item>
          <text:p text:style-name="P18">First fit</text:p>
          <text:list>
            <text:list-item>
              <text:p text:style-name="P4">Allocate the first hole that is big enough. Searching can start either at the beginning of the set of holes or where the previous first-fit search ended. We can stop searching as soon as we find a free hole that is large enough. </text:p>
            </text:list-item>
          </text:list>
        </text:list-item>
        <text:list-item>
          <text:p text:style-name="P18">Best fit</text:p>
          <text:list>
            <text:list-item>
              <text:p text:style-name="P21">Allocate the smallest hole that is big enough. We must search the entire list, unless the list is ordered by size. This strategy produces the smallest leftover hole. </text:p>
            </text:list-item>
          </text:list>
        </text:list-item>
        <text:list-item>
          <text:p text:style-name="P18">Worst fit</text:p>
          <text:list>
            <text:list-item>
              <text:p text:style-name="P21">Allocate the largest hole. Again, we must search the entire list, unless it is sorted by size. This strategy produces the largest leftover hole, which may be more useful than the smaller leftover hole from a best-fit approach. </text:p>
            </text:list-item>
          </text:list>
        </text:list-item>
        <text:list-item>
          <text:p text:style-name="P21">The processes are 212 KB, 417 KB, 112 KB and 426 KB in oreder and the memory partitions are of 100 KB, 500 KB, 200 KB, 300 KB and 600 KB in order.</text:p>
        </text:list-item>
        <text:list-item>
          <text:p text:style-name="P21">So according to First fit stratagy,</text:p>
          <text:list>
            <text:list-item>
              <text:p text:style-name="P21">If all 4 processes will arrive together then in the first cycle,</text:p>
              <text:list>
                <text:list-item>
                  <text:p text:style-name="P21"><text:soft-page-break/>Process 1 with 212 KB requirement will take over the 2nd block of memory with 500 KB at the same time,</text:p>
                </text:list-item>
                <text:list-item>
                  <text:p text:style-name="P21">2nd process with 417 KB of memory requirement will take over the 5th block which will fit for the process 2.</text:p>
                </text:list-item>
                <text:list-item>
                  <text:p text:style-name="P21">Mean while 3rd process with 112 KB requirement will take the 3rd block of memory offering the 200 KB to the process.</text:p>
                </text:list-item>
                <text:list-item>
                  <text:p text:style-name="P21">The 4th process is having the requirement of 426 KB which any free block is not able to offer so the 4th process will be in queue till any of the process complete.</text:p>
                </text:list-item>
              </text:list>
            </text:list-item>
            <text:list-item>
              <text:p text:style-name="P21">In second cycle,</text:p>
              <text:list>
                <text:list-item>
                  <text:p text:style-name="P21">3rd process will complete and free the block but the block is still can not be consumed by the 4th process as the 4th process requires 426 KB, 4th process will be there in the queue for this cycle.</text:p>
                </text:list-item>
              </text:list>
            </text:list-item>
            <text:list-item>
              <text:p text:style-name="P21">In third cycle,</text:p>
              <text:list>
                <text:list-item>
                  <text:p text:style-name="P21">1st process will complete and free the block but again block is too small for the 4th process to occupy so 4th process will remain in queue.</text:p>
                </text:list-item>
              </text:list>
            </text:list-item>
            <text:list-item>
              <text:p text:style-name="P21">In fourth cycle,</text:p>
              <text:list>
                <text:list-item>
                  <text:p text:style-name="P21">2nd process will complete and free the block now this block can be consumed by the 4th process so it will take over the this freed block.</text:p>
                </text:list-item>
              </text:list>
            </text:list-item>
            <text:list-item>
              <text:p text:style-name="P21">In fifth cycle,</text:p>
              <text:list>
                <text:list-item>
                  <text:p text:style-name="P21">4th process is the only process to run.</text:p>
                </text:list-item>
              </text:list>
            </text:list-item>
            <text:list-item>
              <text:p text:style-name="P21">In sisxth cycle,</text:p>
              <text:list>
                <text:list-item>
                  <text:p text:style-name="P21">All processes will be complete.</text:p>
                </text:list-item>
              </text:list>
            </text:list-item>
          </text:list>
        </text:list-item>
        <text:list-item>
          <text:p text:style-name="P21">According to Best fit stratagy,</text:p>
          <text:list>
            <text:list-item>
              <text:p text:style-name="P21">in first cycle,</text:p>
              <text:list>
                <text:list-item>
                  <text:p text:style-name="P21">1st process with memory requirement of 212 KB will take over the 4th block of 300 KB memory with minimum hole,</text:p>
                </text:list-item>
                <text:list-item>
                  <text:p text:style-name="P21">2nd process with 417 KB requirement will take 2nd block with 500 KB memory,</text:p>
                </text:list-item>
                <text:list-item>
                  <text:p text:style-name="P21">3rd process will take 3rd block with 200 KB memory,</text:p>
                </text:list-item>
                <text:list-item>
                  <text:p text:style-name="P21">and finally 4th process will take 5th block of 600 KB memory as it will only fit into it.</text:p>
                </text:list-item>
              </text:list>
            </text:list-item>
            <text:list-item>
              <text:p text:style-name="P21">In the second cycle,</text:p>
              <text:list>
                <text:list-item>
                  <text:p text:style-name="P21">3rd process will complete and will free the block. And rest of the processes will continue.</text:p>
                </text:list-item>
              </text:list>
            </text:list-item>
            <text:list-item>
              <text:p text:style-name="P21">In the third cycle,</text:p>
              <text:list>
                <text:list-item>
                  <text:p text:style-name="P21">1st process will complete and will free the ocuppied block, rest processes will continue.</text:p>
                </text:list-item>
              </text:list>
            </text:list-item>
            <text:list-item>
              <text:p text:style-name="P21">In the fourth cycle,</text:p>
              <text:list>
                <text:list-item>
                  <text:p text:style-name="P21">All 4 processes will complete and free their block.</text:p>
                </text:list-item>
              </text:list>
            </text:list-item>
          </text:list>
        </text:list-item>
        <text:list-item>
          <text:p text:style-name="P21">According to worst fit stratagy,</text:p>
          <text:list>
            <text:list-item>
              <text:p text:style-name="P21">in 1st cycle,</text:p>
              <text:list>
                <text:list-item>
                  <text:p text:style-name="P21">1st process will take the 5th memory block with 600 KB.</text:p>
                </text:list-item>
                <text:list-item>
                  <text:p text:style-name="P21">2nd process will take the 2nd memory block with 500 KB.</text:p>
                </text:list-item>
                <text:list-item>
                  <text:p text:style-name="P21">3rd process will take the 3rd memory block with 200 KB.</text:p>
                </text:list-item>
                <text:list-item>
                  <text:p text:style-name="P21">4th process will be hold as there is no memory block which offers a sufficient memory to the 4th process.</text:p>
                </text:list-item>
              </text:list>
            </text:list-item>
            <text:list-item>
              <text:p text:style-name="P21">In the 2nd cycle,</text:p>
              <text:list>
                <text:list-item>
                  <text:p text:style-name="P21">3rd process will complete its task and free up the block of memory while rest of the processes are running except the 4th process which is on hold.</text:p>
                </text:list-item>
              </text:list>
            </text:list-item>
            <text:list-item>
              <text:p text:style-name="P21">In the 3rd cycle,</text:p>
              <text:list>
                <text:list-item>
                  <text:p text:style-name="P21"><text:soft-page-break/>1st process completes so it frees up the 5th memory block which can be now consumed by the 4th process while the 2nd process is still running.</text:p>
                </text:list-item>
              </text:list>
            </text:list-item>
            <text:list-item>
              <text:p text:style-name="P21">In 4th cycle,</text:p>
              <text:list>
                <text:list-item>
                  <text:p text:style-name="P21">2nd process gets terminated and it frees the block,</text:p>
                </text:list-item>
                <text:list-item>
                  <text:p text:style-name="P21">so only remaining process and running process is 4th process.</text:p>
                </text:list-item>
              </text:list>
            </text:list-item>
            <text:list-item>
              <text:p text:style-name="P21">In 5th cycle,</text:p>
              <text:list>
                <text:list-item>
                  <text:p text:style-name="P21">all process will complete the functions so all memory block will be free.</text:p>
                </text:list-item>
              </text:list>
            </text:list-item>
          </text:list>
        </text:list-item>
        <text:list-item>
          <text:p text:style-name="P21">Best use of the memory is done by the best fir stratagy as it scans all the free memory use only those memory blocks in which the process can be fit and the remaining memory does create internal fragmentation but the amount would be so small that it won't affect much.</text:p>
        </text:list-item>
      </text:list>
      <text:list xml:id="list1924812952" text:continue-list="list176488551" text:style-name="L1">
        <text:list-header>
          <text:p text:style-name="P2"/>
        </text:list-header>
        <text:list-item>
          <text:p text:style-name="P2">On a system with paging, a process cannot access memory that it does not own. Why? How could the operating system allow access to other memory? Why should it or should it not? </text:p>
        </text:list-item>
      </text:list>
      <text:list xml:id="list1796096499" text:style-name="L4">
        <text:list-header>
          <text:p text:style-name="P5"/>
        </text:list-header>
      </text:list>
      <text:list xml:id="list675503758" text:style-name="L5">
        <text:list-item>
          <text:p text:style-name="P6">An address on a paging system is a logical page number and an offset. The physical page is found by searching a table based on the logical page number to produce a physical page number.</text:p>
        </text:list-item>
        <text:list-item>
          <text:p text:style-name="P6">Because the operating system controls the contents of this table, it can limit a process to accessing only those physical pages allocated to the process. There is no way for a process to refer to a page it does not own because the page will not be in the page table. </text:p>
        </text:list-item>
        <text:list-item>
          <text:p text:style-name="P6">To allow such access, an operating system simply needs to allow entries for non-process memory to be added to the process' page table. </text:p>
        </text:list-item>
        <text:list-item>
          <text:p text:style-name="P6">This is useful when two or more processes need to exchange data they just read and write to the same physical addresses (which may be at varying logical addresses). This makes for very efficient interprocess communication. </text:p>
        </text:list-item>
        <text:list-item>
          <text:p text:style-name="P6">As described in the earlier point it should be done for interprocess communication where <text:s/>one process is not having the permissions to read the paging files not belonging to it, but can read data if other process shares the data.</text:p>
        </text:list-item>
      </text:list>
      <text:list xml:id="list1808056952" text:continue-list="list1924812952" text:style-name="L1">
        <text:list-header>
          <text:p text:style-name="P2"/>
        </text:list-header>
        <text:list-item>
          <text:p text:style-name="P2">A certain computer provides its users with a virtual-memory space of 2<text:span text:style-name="T2">32</text:span> bytes. The computer has 2<text:span text:style-name="T2">18</text:span> bytes of physical memory. The virtual memory is implemented by paging, and the page size is 4,096 bytes. A user process generates the virtual address 11123456. Explain how the system establishes the corresponding physical location. Distinguish between software and hardware operations. </text:p>
        </text:list-item>
      </text:list>
      <text:list xml:id="list2163635677" text:style-name="L8">
        <text:list-header>
          <text:p text:style-name="P8"/>
        </text:list-header>
      </text:list>
      <text:list xml:id="list1683934084" text:style-name="L7">
        <text:list-item>
          <text:p text:style-name="P7">The paging size as mentioned is 4096 bytes, i.e. 4 KB (2<text:span text:style-name="T2">12</text:span>) of paging size and the physical memory is 2<text:span text:style-name="T2">18</text:span> bytes that means the total .</text:p>
        </text:list-item>
        <text:list-item>
          <text:p text:style-name="P7">The virtual address 11123456 in binary form is 0001 0001 0001 0010 0011 0100 0101 0110. Since the page size is 2<text:span text:style-name="T2">12</text:span>, the page table size is 2<text:span text:style-name="T2">20</text:span>. </text:p>
        </text:list-item>
        <text:list-item>
          <text:p text:style-name="P7">Therefore the low-order 12 bits 0100 0101 0110 are used as the offset into the page, while the remaining 20 bits 0001 0001 0001 0010 0011 are used as the offset into the page table. </text:p>
        </text:list-item>
        <text:list-item>
          <text:p text:style-name="P7">The page table entry provides the 6-bit frame number, which is combined with the 12-bit offset making it total 18 bits and that points to some portion of physical memory.</text:p>
        </text:list-item>
        <text:list-item>
          <text:p text:style-name="P7">Consider the data operations, all data operations are carried out by hardware i.e. converting getting the physical address from the process and exchange data on that physical address.</text:p>
        </text:list-item>
        <text:list-item>
          <text:p text:style-name="P7">All page fault operations are the example of sofware operations.</text:p>
        </text:list-item>
      </text:list>
      <text:p text:style-name="P1"/>
      <text:p text:style-name="P1"/>
      <text:list xml:id="list136531178" text:continue-list="list1808056952" text:style-name="L1">
        <text:list-item>
          <text:p text:style-name="P2"><text:soft-page-break/>Suppose your replacement policy (in a paged system) consists of regularly examining each page and discarding that page if it has not been used since the last examination. What would you gain and what would you lose by using this policy rather than LRU or second-chance replacement?</text:p>
          <text:p text:style-name="P2"/>
        </text:list-item>
      </text:list>
      <text:list xml:id="list1290221952" text:style-name="L9">
        <text:list-item>
          <text:p text:style-name="P9">We can implement such an algorithm with the use of a reference bit. </text:p>
        </text:list-item>
        <text:list-item>
          <text:p text:style-name="P9">After every examination if we set the reference bit to 0 and it will be 1 if the page is referenced. </text:p>
        </text:list-item>
        <text:list-item>
          <text:p text:style-name="P9">The algorithm would then select an arbitrary page for replacement from the set of unused pages since the last examination. </text:p>
        </text:list-item>
        <text:list-item>
          <text:p text:style-name="P9">The advantage of this algorithm is its simplicity nothing other than a reference bit need to be maintained. </text:p>
        </text:list-item>
        <text:list-item>
          <text:p text:style-name="P9">The disadvantage of this algorithm is that it ignores locality by using only a short time frame for determining whether to page out a page or not. </text:p>
        </text:list-item>
        <text:list-item>
          <text:p text:style-name="P9">For example, a page may be part of the working set of a process, but may be paged out because it was not referenced since the last examination and hence will create a page fault in the near future if the the process wants the data from the paged out page which is reduced in the LRU and second-chance replacement algorithm.</text:p>
        </text:list-item>
        <text:list-item>
          <text:p text:style-name="P9">In algorithms related to the page replacement policy the best algorithm is which creates the minimum page faults. This policy discussed above will create more page faults then both the LRU and second-chance replacemen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76654904" text:continue-list="list136531178" text:style-name="L1">
        <text:list-item>
          <text:p text:style-name="P2"><text:soft-page-break/>Assume there is an initial 1024 KB segment where memory is allocated using the buddy system. Using Figure 9.27 as a guide, draw the tree illustrating how the following memory requests are allocated.</text:p>
          <text:list>
            <text:list-item>
              <text:p text:style-name="P2">Request 240 bytes</text:p>
            </text:list-item>
            <text:list-item>
              <text:p text:style-name="P2">Request 120 bytes</text:p>
            </text:list-item>
            <text:list-item>
              <text:p text:style-name="P2">Request 60 bytes</text:p>
            </text:list-item>
            <text:list-item>
              <text:p text:style-name="P2">Request 130 bytes</text:p>
              <text:p text:style-name="P2"/>
            </text:list-item>
          </text:list>
          <text:p text:style-name="P2">Next, modify the tree for the following releases of memory. Perform coalescing whenever possible:</text:p>
        </text:list-item>
      </text:list>
      <text:p text:style-name="P1"/>
      <text:list xml:id="list966804766" text:continue-numbering="true" text:style-name="L1">
        <text:list-item>
          <text:list>
            <text:list-item>
              <text:p text:style-name="P2">Release 250 bytes</text:p>
            </text:list-item>
            <text:list-item>
              <text:p text:style-name="P2">Release 60 bytes</text:p>
            </text:list-item>
            <text:list-item>
              <text:p text:style-name="P2">Release 120 bytes</text:p>
              <text:p text:style-name="P2"/>
            </text:list-item>
          </text:list>
        </text:list-item>
      </text:list>
      <text:list xml:id="list615432410" text:style-name="L22">
        <text:list-item>
          <text:p text:style-name="P17">Here the requests for the memory are too small comapred to the available memory segment of 1024 KB,</text:p>
        </text:list-item>
        <text:list-item>
          <text:p text:style-name="P17">so the the tree of the buddy system in which this memory requests are taking place will be fixed for the higher memory partitions like 512 KB, 256 KB, 128 KB and so on.</text:p>
        </text:list-item>
        <text:list-item>
          <text:p text:style-name="P17">Allocation starts after the division of the memory segment 1 KB till then no allocation happens so we will examine the tree in three parts in which the upper most memory is in the first part, middle memory partitions are in second part and lower memory allocation and partitions are in the third part.</text:p>
        </text:list-item>
        <text:list-item>
          <text:p text:style-name="P17">The first part is as shown below, this part is up to 64 KBs only.</text:p>
        </text:list-item>
      </text:list>
      <text:p text:style-name="P1"><draw:rect text:anchor-type="paragraph" draw:z-index="0" draw:style-name="gr1" draw:text-style-name="P23" svg:width="15.724cm" svg:height="0.782cm" svg:x="1.797cm" svg:y="0.083cm"><text:p text:style-name="P23">1024 KB</text:p></draw:rect><draw:line text:anchor-type="paragraph" draw:z-index="1" draw:style-name="gr2" draw:text-style-name="P23" svg:x1="6.484cm" svg:y1="1.794cm" svg:x2="6.484cm" svg:y2="2.602cm"><text:p/></draw:line></text:p>
      <text:p text:style-name="P1"><draw:line text:anchor-type="paragraph" draw:z-index="56" draw:style-name="gr2" draw:text-style-name="P23" svg:x1="5.2cm" svg:y1="0.377cm" svg:x2="5.2cm" svg:y2="1.257cm"><text:p/></draw:line><draw:line text:anchor-type="paragraph" draw:z-index="57" draw:style-name="gr2" draw:text-style-name="P23" svg:x1="13.591cm" svg:y1="0.377cm" svg:x2="13.591cm" svg:y2="1.231cm"><text:p/></draw:line></text:p>
      <text:p text:style-name="P1"/>
      <text:p text:style-name="P1"><draw:rect text:anchor-type="paragraph" draw:z-index="4" draw:style-name="gr1" draw:text-style-name="P23" svg:width="7.737cm" svg:height="0.858cm" svg:x="9.659cm" svg:y="0.258cm"><text:p text:style-name="P23">512 KB</text:p></draw:rect><draw:rect text:anchor-type="paragraph" draw:z-index="2" draw:style-name="gr1" draw:text-style-name="P23" svg:width="7.185cm" svg:height="0.858cm" svg:x="1.796cm" svg:y="0.284cm"><text:p text:style-name="P23">512 KB</text:p></draw:rect></text:p>
      <text:p text:style-name="P1"/>
      <text:p text:style-name="P1"><draw:line text:anchor-type="paragraph" draw:z-index="58" draw:style-name="gr2" draw:text-style-name="P23" svg:x1="4.142cm" svg:y1="0.168cm" svg:x2="4.142cm" svg:y2="1.073cm"><text:p/></draw:line><draw:line text:anchor-type="paragraph" draw:z-index="59" draw:style-name="gr2" draw:text-style-name="P23" svg:x1="7.946cm" svg:y1="0.168cm" svg:x2="7.946cm" svg:y2="1.073cm"><text:p/></draw:line></text:p>
      <text:p text:style-name="P1"/>
      <text:p text:style-name="P1"><draw:rect text:anchor-type="paragraph" draw:z-index="3" draw:style-name="gr1" draw:text-style-name="P23" svg:width="4.839cm" svg:height="0.858cm" svg:x="1.773cm" svg:y="0.099cm"><text:p text:style-name="P23">256 KB</text:p></draw:rect><draw:rect text:anchor-type="paragraph" draw:z-index="5" draw:style-name="gr1" draw:text-style-name="P23" svg:width="1.89cm" svg:height="0.858cm" svg:x="7.064cm" svg:y="0.099cm"><text:p text:style-name="P23">256 KB</text:p></draw:rect></text:p>
      <text:p text:style-name="P1"><draw:line text:anchor-type="paragraph" draw:z-index="60" draw:style-name="gr2" draw:text-style-name="P23" svg:x1="3.26cm" svg:y1="0.469cm" svg:x2="3.26cm" svg:y2="1.353cm"><text:p/></draw:line><draw:line text:anchor-type="paragraph" draw:z-index="61" draw:style-name="gr2" draw:text-style-name="P23" svg:x1="5.805cm" svg:y1="0.469cm" svg:x2="5.805cm" svg:y2="1.351cm"><text:p/></draw:line></text:p>
      <text:p text:style-name="P1"/>
      <text:p text:style-name="P1"><draw:rect text:anchor-type="paragraph" draw:z-index="6" draw:style-name="gr1" draw:text-style-name="P23" svg:width="2.899cm" svg:height="0.858cm" svg:x="1.797cm" svg:y="0.379cm"><text:p text:style-name="P23">128 KB</text:p></draw:rect><draw:rect text:anchor-type="paragraph" draw:z-index="7" draw:style-name="gr1" draw:text-style-name="P23" svg:width="1.437cm" svg:height="0.858cm" svg:x="5.149cm" svg:y="0.377cm"><text:p text:style-name="P23">128 KB</text:p></draw:rect></text:p>
      <text:p text:style-name="P1"/>
      <text:p text:style-name="P1"><draw:line text:anchor-type="paragraph" draw:z-index="62" draw:style-name="gr2" draw:text-style-name="P23" svg:x1="2.454cm" svg:y1="0.263cm" svg:x2="2.454cm" svg:y2="1.245cm"><text:p/></draw:line><draw:line text:anchor-type="paragraph" draw:z-index="63" draw:style-name="gr2" draw:text-style-name="P23" svg:x1="4.066cm" svg:y1="0.263cm" svg:x2="4.066cm" svg:y2="1.245cm"><text:p/></draw:line></text:p>
      <text:p text:style-name="P1"/>
      <text:p text:style-name="P1"><draw:rect text:anchor-type="paragraph" draw:z-index="8" draw:style-name="gr1" draw:text-style-name="P23" svg:width="1.287cm" svg:height="0.858cm" svg:x="1.822cm" svg:y="0.272cm"><text:p text:style-name="P23">64 KB</text:p></draw:rect><draw:rect text:anchor-type="paragraph" draw:z-index="9" draw:style-name="gr1" draw:text-style-name="P23" svg:width="1.287cm" svg:height="0.858cm" svg:x="3.385cm" svg:y="0.272cm"><text:p text:style-name="P23">64 KB</text:p></draw:rect></text:p>
      <text:p text:style-name="P1"/>
      <text:p text:style-name="P1"/>
      <text:p text:style-name="P1"/>
      <text:p text:style-name="P1"/>
      <text:p text:style-name="P20">Tree Part 1</text:p>
      <text:p text:style-name="P20"/>
      <text:p text:style-name="P20"/>
      <text:p text:style-name="P20"/>
      <text:p text:style-name="P20"/>
      <text:p text:style-name="P20"/>
      <text:p text:style-name="P20"/>
      <text:p text:style-name="P20"/>
      <text:p text:style-name="P20"/>
      <text:list xml:id="list725885872" text:style-name="L13">
        <text:list-item>
          <text:p text:style-name="P10"><text:soft-page-break/>In the second part the left 64 KB memory partition is divided into half.</text:p>
        </text:list-item>
        <text:list-item>
          <text:p text:style-name="P10">The second part of the tree is shown as below.</text:p>
          <text:p text:style-name="P10"/>
          <text:p text:style-name="P10"><draw:rect text:anchor-type="paragraph" draw:z-index="10" draw:style-name="gr1" draw:text-style-name="P23" svg:width="14.817cm" svg:height="0.782cm" svg:x="1.822cm" svg:y="0.083cm"><text:p text:style-name="P23">64 KB</text:p></draw:rect></text:p>
        </text:list-item>
      </text:list>
      <text:p text:style-name="P1"><draw:line text:anchor-type="paragraph" draw:z-index="30" draw:style-name="gr2" draw:text-style-name="P23" svg:x1="7.795cm" svg:y1="0.377cm" svg:x2="7.795cm" svg:y2="1.726cm"><text:p/></draw:line><draw:line text:anchor-type="paragraph" draw:z-index="31" draw:style-name="gr2" draw:text-style-name="P23" svg:x1="14.801cm" svg:y1="0.377cm" svg:x2="14.801cm" svg:y2="1.691cm"><text:p/></draw:line></text:p>
      <text:p text:style-name="P1"/>
      <text:p text:style-name="P1"/>
      <text:p text:style-name="P1"><draw:rect text:anchor-type="paragraph" draw:z-index="11" draw:style-name="gr1" draw:text-style-name="P23" svg:width="11.466cm" svg:height="0.782cm" svg:x="1.748cm" svg:y="0.266cm"><text:p text:style-name="P23">32 KB</text:p></draw:rect><draw:rect text:anchor-type="paragraph" draw:z-index="12" draw:style-name="gr1" draw:text-style-name="P23" svg:width="3.024cm" svg:height="0.782cm" svg:x="13.591cm" svg:y="0.231cm"><text:p text:style-name="P23">32 KB</text:p></draw:rect></text:p>
      <text:p text:style-name="P1"/>
      <text:p text:style-name="P1"><draw:line text:anchor-type="paragraph" draw:z-index="32" draw:style-name="gr2" draw:text-style-name="P23" svg:x1="6.334cm" svg:y1="0.074cm" svg:x2="6.334cm" svg:y2="1.182cm"><text:p/></draw:line><draw:line text:anchor-type="paragraph" draw:z-index="33" draw:style-name="gr2" draw:text-style-name="P23" svg:x1="12.481cm" svg:y1="0.074cm" svg:x2="12.481cm" svg:y2="1.18cm"><text:p/></draw:line></text:p>
      <text:p text:style-name="P1"/>
      <text:p text:style-name="P1"><draw:rect text:anchor-type="paragraph" draw:z-index="13" draw:style-name="gr1" draw:text-style-name="P23" svg:width="9.575cm" svg:height="0.782cm" svg:x="1.773cm" svg:y="0.208cm"><text:p text:style-name="P23">16 KB</text:p></draw:rect><draw:rect text:anchor-type="paragraph" draw:z-index="14" draw:style-name="gr1" draw:text-style-name="P23" svg:width="1.613cm" svg:height="0.782cm" svg:x="11.675cm" svg:y="0.206cm"><text:p text:style-name="P23">16 KB</text:p></draw:rect></text:p>
      <text:p text:style-name="P1"/>
      <text:p text:style-name="P1"><draw:line text:anchor-type="paragraph" draw:z-index="34" draw:style-name="gr2" draw:text-style-name="P23" svg:x1="6.359cm" svg:y1="0.016cm" svg:x2="6.359cm" svg:y2="0.695cm"><text:p/></draw:line><draw:line text:anchor-type="paragraph" draw:z-index="35" draw:style-name="gr2" draw:text-style-name="P23" svg:x1="10.567cm" svg:y1="0.016cm" svg:x2="10.567cm" svg:y2="0.686cm"><text:p/></draw:line></text:p>
      <text:p text:style-name="P1"><draw:rect text:anchor-type="paragraph" draw:z-index="15" draw:style-name="gr1" draw:text-style-name="P23" svg:width="7.963cm" svg:height="0.782cm" svg:x="1.797cm" svg:y="0.208cm"><text:p text:style-name="P23">8 KB</text:p></draw:rect><draw:rect text:anchor-type="paragraph" draw:z-index="16" draw:style-name="gr1" draw:text-style-name="P23" svg:width="1.262cm" svg:height="0.782cm" svg:x="10.012cm" svg:y="0.199cm"><text:p text:style-name="P23">8 KB</text:p></draw:rect></text:p>
      <text:p text:style-name="P1"/>
      <text:p text:style-name="P1"><draw:line text:anchor-type="paragraph" draw:z-index="36" draw:style-name="gr2" draw:text-style-name="P23" svg:x1="6.359cm" svg:y1="0.016cm" svg:x2="6.359cm" svg:y2="1.182cm"><text:p/></draw:line><draw:line text:anchor-type="paragraph" draw:z-index="37" draw:style-name="gr2" draw:text-style-name="P23" svg:x1="9.105cm" svg:y1="0.016cm" svg:x2="9.105cm" svg:y2="1.155cm"><text:p/></draw:line></text:p>
      <text:p text:style-name="P1"/>
      <text:p text:style-name="P1"><draw:rect text:anchor-type="paragraph" draw:z-index="23" draw:style-name="gr1" draw:text-style-name="P23" svg:width="6.427cm" svg:height="0.782cm" svg:x="1.797cm" svg:y="0.208cm"><text:p text:style-name="P23">4 KB</text:p></draw:rect><draw:rect text:anchor-type="paragraph" draw:z-index="24" draw:style-name="gr1" draw:text-style-name="P23" svg:width="1.262cm" svg:height="0.782cm" svg:x="8.474cm" svg:y="0.182cm"><text:p text:style-name="P23">4 KB</text:p></draw:rect></text:p>
      <text:p text:style-name="P1"/>
      <text:p text:style-name="P1"><draw:line text:anchor-type="paragraph" draw:z-index="38" draw:style-name="gr2" draw:text-style-name="P23" svg:x1="2.731cm" svg:y1="0.016cm" svg:x2="2.731cm" svg:y2="1.182cm"><text:p/></draw:line><draw:line text:anchor-type="paragraph" draw:z-index="39" draw:style-name="gr2" draw:text-style-name="P23" svg:x1="7.417cm" svg:y1="0.016cm" svg:x2="7.417cm" svg:y2="1.155cm"><text:p/></draw:line></text:p>
      <text:p text:style-name="P1"/>
      <text:p text:style-name="P1"><draw:rect text:anchor-type="paragraph" draw:z-index="25" draw:style-name="gr1" draw:text-style-name="P23" svg:width="4.687cm" svg:height="0.782cm" svg:x="1.797cm" svg:y="0.208cm"><text:p text:style-name="P23">2 KB</text:p></draw:rect><draw:rect text:anchor-type="paragraph" draw:z-index="26" draw:style-name="gr1" draw:text-style-name="P23" svg:width="1.262cm" svg:height="0.782cm" svg:x="6.886cm" svg:y="0.182cm"><text:p text:style-name="P23">2 KB</text:p></draw:rect></text:p>
      <text:p text:style-name="P1"/>
      <text:p text:style-name="P1"><draw:line text:anchor-type="paragraph" draw:z-index="40" draw:style-name="gr2" draw:text-style-name="P23" svg:x1="2.731cm" svg:y1="0.016cm" svg:x2="2.731cm" svg:y2="0.879cm"><text:p/></draw:line><draw:line text:anchor-type="paragraph" draw:z-index="41" draw:style-name="gr2" draw:text-style-name="P23" svg:x1="5.879cm" svg:y1="0.016cm" svg:x2="5.879cm" svg:y2="0.879cm"><text:p/></draw:line></text:p>
      <text:p text:style-name="P1"><draw:rect text:anchor-type="paragraph" draw:z-index="27" draw:style-name="gr1" draw:text-style-name="P23" svg:width="3.229cm" svg:height="0.782cm" svg:x="1.82cm" svg:y="0.392cm"><text:p text:style-name="P23">1 KB</text:p></draw:rect><draw:rect text:anchor-type="paragraph" draw:z-index="28" draw:style-name="gr1" draw:text-style-name="P23" svg:width="1.262cm" svg:height="0.782cm" svg:x="5.173cm" svg:y="0.392cm"><text:p text:style-name="P23">1 KB</text:p></draw:rect></text:p>
      <text:p text:style-name="P1"/>
      <text:p text:style-name="P1"/>
      <text:p text:style-name="P1"/>
      <text:p text:style-name="P22"><text:span text:style-name="T1">Tree 1 Part 2</text:span></text:p>
      <text:list xml:id="list561941211" text:continue-numbering="true" text:style-name="L13">
        <text:list-item>
          <text:p text:style-name="P10">The second part of the memory partition is up to 1 KB.</text:p>
        </text:list-item>
        <text:list-item>
          <text:p text:style-name="P10">For the ease of drawing the tree only the left part is drawn bigg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list xml:id="list1700992719" text:continue-numbering="true" text:style-name="L13">
        <text:list-item>
          <text:p text:style-name="P10">The third part if the tree is shown as below.</text:p>
        </text:list-item>
      </text:list>
      <text:p text:style-name="P1"/>
      <text:p text:style-name="P1"><draw:rect text:anchor-type="paragraph" draw:z-index="17" draw:style-name="gr1" draw:text-style-name="P23" svg:width="16.405cm" svg:height="0.782cm" svg:x="1.143cm" svg:y="0.275cm"><text:p text:style-name="P23">1 KB</text:p></draw:rect></text:p>
      <text:p text:style-name="P1"/>
      <text:p text:style-name="P1"><draw:line text:anchor-type="paragraph" draw:z-index="46" draw:style-name="gr2" draw:text-style-name="P23" svg:x1="4.972cm" svg:y1="0.083cm" svg:x2="4.972cm" svg:y2="1.016cm"><text:p/></draw:line><draw:line text:anchor-type="paragraph" draw:z-index="47" draw:style-name="gr2" draw:text-style-name="P23" svg:x1="13.742cm" svg:y1="0.083cm" svg:x2="13.742cm" svg:y2="1.023cm"><text:p/></draw:line></text:p>
      <text:p text:style-name="P1"/>
      <text:p text:style-name="P1"><draw:rect text:anchor-type="paragraph" draw:z-index="18" draw:style-name="gr1" draw:text-style-name="P23" svg:width="8.014cm" svg:height="0.782cm" svg:x="1.168cm" svg:y="0.042cm"><text:p text:style-name="P23">512 B</text:p></draw:rect><draw:rect text:anchor-type="paragraph" draw:z-index="19" draw:style-name="gr3" draw:text-style-name="P23" svg:width="7.711cm" svg:height="0.782cm" svg:x="9.835cm" svg:y="0.049cm"><text:p text:style-name="P23">512 B</text:p></draw:rect></text:p>
      <text:p text:style-name="P1"><draw:line text:anchor-type="paragraph" draw:z-index="48" draw:style-name="gr2" draw:text-style-name="P23" svg:x1="11.599cm" svg:y1="0.344cm" svg:x2="11.599cm" svg:y2="1.242cm"><text:p/></draw:line><draw:line text:anchor-type="paragraph" draw:z-index="49" draw:style-name="gr2" draw:text-style-name="P23" svg:x1="15.556cm" svg:y1="0.344cm" svg:x2="15.556cm" svg:y2="1.258cm"><text:p/></draw:line><draw:line text:anchor-type="paragraph" draw:z-index="50" draw:style-name="gr2" draw:text-style-name="P23" svg:x1="7.241cm" svg:y1="0.337cm" svg:x2="7.241cm" svg:y2="1.242cm"><text:p/></draw:line><draw:line text:anchor-type="paragraph" draw:z-index="51" draw:style-name="gr2" draw:text-style-name="P23" svg:x1="2.956cm" svg:y1="0.337cm" svg:x2="2.956cm" svg:y2="1.208cm"><text:p/></draw:line></text:p>
      <text:p text:style-name="P1"/>
      <text:p text:style-name="P1"><draw:rect text:anchor-type="paragraph" draw:z-index="20" draw:style-name="gr1" draw:text-style-name="P23" svg:width="3.982cm" svg:height="0.782cm" svg:x="1.143cm" svg:y="0.235cm"><text:p text:style-name="P23">256 B</text:p></draw:rect><draw:rect text:anchor-type="paragraph" draw:z-index="21" draw:style-name="gr4" draw:text-style-name="P23" svg:width="3.629cm" svg:height="0.782cm" svg:x="5.526cm" svg:y="0.268cm"><text:p text:style-name="P23">256 B</text:p></draw:rect><draw:rect text:anchor-type="paragraph" draw:z-index="42" draw:style-name="gr1" draw:text-style-name="P23" svg:width="3.527cm" svg:height="0.782cm" svg:x="9.837cm" svg:y="0.268cm"><text:p text:style-name="P23">256 B</text:p></draw:rect><draw:rect text:anchor-type="paragraph" draw:z-index="43" draw:style-name="gr4" draw:text-style-name="P23" svg:width="3.604cm" svg:height="0.782cm" svg:x="13.892cm" svg:y="0.284cm"><text:p text:style-name="P23">256 B</text:p></draw:rect></text:p>
      <text:p text:style-name="P1"/>
      <text:p text:style-name="P1"><draw:line text:anchor-type="paragraph" draw:z-index="52" draw:style-name="gr2" draw:text-style-name="P23" svg:x1="2.327cm" svg:y1="0.042cm" svg:x2="2.327cm" svg:y2="0.989cm"><text:p/></draw:line><draw:line text:anchor-type="paragraph" draw:z-index="53" draw:style-name="gr2" draw:text-style-name="P23" svg:x1="4.367cm" svg:y1="0.042cm" svg:x2="4.367cm" svg:y2="0.954cm"><text:p/></draw:line></text:p>
      <text:p text:style-name="P1"><draw:rect text:anchor-type="paragraph" draw:z-index="29" draw:style-name="gr4" draw:text-style-name="P23" svg:width="1.209cm" svg:height="0.782cm" svg:x="3.889cm" svg:y="0.467cm"><text:p text:style-name="P23">128 B</text:p></draw:rect></text:p>
      <text:p text:style-name="P1"><draw:rect text:anchor-type="paragraph" draw:z-index="22" draw:style-name="gr1" draw:text-style-name="P23" svg:width="2.573cm" svg:height="0.782cm" svg:x="1.141cm" svg:y="0.016cm"><text:p text:style-name="P23">128 B</text:p></draw:rect></text:p>
      <text:p text:style-name="P1"><draw:line text:anchor-type="paragraph" draw:z-index="54" draw:style-name="gr2" draw:text-style-name="P23" svg:x1="1.621cm" svg:y1="0.31cm" svg:x2="1.621cm" svg:y2="1.031cm"><text:p/></draw:line><draw:line text:anchor-type="paragraph" draw:z-index="55" draw:style-name="gr2" draw:text-style-name="P23" svg:x1="3.057cm" svg:y1="0.31cm" svg:x2="3.057cm" svg:y2="1.038cm"><text:p/></draw:line></text:p>
      <text:p text:style-name="P1"/>
      <text:p text:style-name="P1"><draw:rect text:anchor-type="paragraph" draw:z-index="44" draw:style-name="gr1" draw:text-style-name="P23" svg:width="1.161cm" svg:height="0.782cm" svg:x="1.141cm" svg:y="0.058cm"><text:p text:style-name="P23">64 B</text:p></draw:rect><draw:rect text:anchor-type="paragraph" draw:z-index="45" draw:style-name="gr4" draw:text-style-name="P23" svg:width="1.11cm" svg:height="0.782cm" svg:x="2.579cm" svg:y="0.065cm"><text:p text:style-name="P23">64 B</text:p></draw:rect></text:p>
      <text:p text:style-name="P1"/>
      <text:p text:style-name="P20">Tree 1 Part 3</text:p>
      <text:p text:style-name="P1"/>
      <text:list xml:id="list1428456446" text:continue-numbering="true" text:style-name="L13">
        <text:list-item>
          <text:p text:style-name="P10">First we are having a memory segment of 1024 KB which will be divided into 2 parts as in the buddy system to allocate memory for the requested size.</text:p>
        </text:list-item>
        <text:list-item>
          <text:p text:style-name="P10">The size after division is bigger so it will be still divided into 2 parts up to the point where the size becomes feasible for the allocation of memory to the requested process.</text:p>
        </text:list-item>
        <text:list-item>
          <text:p text:style-name="P10">This continue up to the 256 bytes of 2 partitions become available.</text:p>
        </text:list-item>
        <text:list-item>
          <text:p text:style-name="P10">Now the one of the memory segment is given to the requesting 240 bytes, here we have considered that the right part of memory is given to the requesting 240 bytes this area is marked in green.</text:p>
        </text:list-item>
        <text:list-item>
          <text:p text:style-name="P10">Now the request is for 120 bytes so the left part of 256 B is divided into 2 parts and checked if the request can accomodate or not so again right part is assigned as the division can accomodate the request this area is also marked in the green.</text:p>
        </text:list-item>
        <text:list-item>
          <text:p text:style-name="P10">Now the request is for 60 bytes so further division is required and memory is allocated to the right part of the division.</text:p>
        </text:list-item>
        <text:list-item>
          <text:p text:style-name="P10">Now there is a request is for 130 bytes qhich will only fit into 256 B partition.</text:p>
        </text:list-item>
        <text:list-item>
          <text:p text:style-name="P10">So we will divide the remaining 512 B block from the right side in two parts and give the right 256 B part to the request.</text:p>
        </text:list-item>
      </text:list>
      <text:p text:style-name="P1"/>
      <text:p text:style-name="P1"/>
      <text:p text:style-name="P1"><draw:rect text:anchor-type="paragraph" draw:z-index="64" draw:style-name="gr1" draw:text-style-name="P23" svg:width="16.405cm" svg:height="0.782cm" svg:x="1.143cm" svg:y="0.275cm"><text:p text:style-name="P23">1 KB</text:p></draw:rect></text:p>
      <text:p text:style-name="P1"/>
      <text:p text:style-name="P1"><draw:line text:anchor-type="paragraph" draw:z-index="69" draw:style-name="gr2" draw:text-style-name="P23" svg:x1="4.821cm" svg:y1="1.016cm" svg:x2="4.821cm" svg:y2="0.083cm"><text:p/></draw:line><draw:line text:anchor-type="paragraph" draw:z-index="70" draw:style-name="gr2" draw:text-style-name="P23" svg:x1="13.64cm" svg:y1="0.99cm" svg:x2="13.64cm" svg:y2="0.083cm"><text:p/></draw:line></text:p>
      <text:p text:style-name="P1"/>
      <text:p text:style-name="P1"><draw:rect text:anchor-type="paragraph" draw:z-index="65" draw:style-name="gr1" draw:text-style-name="P23" svg:width="8.014cm" svg:height="0.782cm" svg:x="1.168cm" svg:y="0.042cm"><text:p text:style-name="P23">512 B</text:p></draw:rect><draw:rect text:anchor-type="paragraph" draw:z-index="66" draw:style-name="gr3" draw:text-style-name="P23" svg:width="7.711cm" svg:height="0.782cm" svg:x="9.835cm" svg:y="0.016cm"><text:p text:style-name="P23">512 B</text:p></draw:rect></text:p>
      <text:p text:style-name="P1"><draw:line text:anchor-type="paragraph" draw:z-index="71" draw:style-name="gr2" draw:text-style-name="P23" svg:x1="11.575cm" svg:y1="0.31cm" svg:x2="11.575cm" svg:y2="1.241cm"><text:p/></draw:line><draw:line text:anchor-type="paragraph" draw:z-index="72" draw:style-name="gr2" draw:text-style-name="P23" svg:x1="15.58cm" svg:y1="0.31cm" svg:x2="15.58cm" svg:y2="1.247cm"><text:p/></draw:line></text:p>
      <text:p text:style-name="P1"/>
      <text:p text:style-name="P1"><draw:rect text:anchor-type="paragraph" draw:z-index="67" draw:style-name="gr1" draw:text-style-name="P23" svg:width="3.527cm" svg:height="0.782cm" svg:x="9.837cm" svg:y="0.268cm"><text:p text:style-name="P23">256 B</text:p></draw:rect><draw:rect text:anchor-type="paragraph" draw:z-index="68" draw:style-name="gr4" draw:text-style-name="P23" svg:width="3.604cm" svg:height="0.782cm" svg:x="13.917cm" svg:y="0.273cm"><text:p text:style-name="P23">256 B</text:p></draw:rect></text:p>
      <text:p text:style-name="P1"/>
      <text:p text:style-name="P1"/>
      <text:p text:style-name="P1"/>
      <text:p text:style-name="P20">Tree after the release of memory</text:p>
      <text:list xml:id="list738773197" text:style-name="L23">
        <text:list-item>
          <text:p text:style-name="P19"><text:soft-page-break/><text:span text:style-name="T3">Tree after the release of the memory is shown above.</text:span></text:p>
        </text:list-item>
        <text:list-item>
          <text:p text:style-name="P19"><text:span text:style-name="T3">As we receive the request for release of 250 byte the partition of the memory containing 240 bytes previously will be free.</text:span></text:p>
        </text:list-item>
        <text:list-item>
          <text:p text:style-name="P19"><text:span text:style-name="T3">After that we are requested to release the 60 bytes of memory which will release the 60 bytes which is occupied by the 60 bytes. And after coalescing the two 64 byte partition it will become 128 byte partition as the other part of the 64 byte memory is not assigned to any process.</text:span></text:p>
        </text:list-item>
        <text:list-item>
          <text:p text:style-name="P19"><text:span text:style-name="T3">After receiving the request to release the 120 bytes the 128 bytes of memory containing 120 byte of process will be free and after coalescing this will become 256 bytes as in earlier release request the 256 bytes of memory has been released so after coalescing of 256 bytes there is a chance of more coalescing and that will produce 512 byte.</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232775421" text:continue-list="list966804766" text:style-name="L1">
        <text:list-item>
          <text:p text:style-name="P2"><text:soft-page-break/>Consider the following I/O scenarios on a single-user PC.</text:p>
          <text:p text:style-name="P2"/>
        </text:list-item>
      </text:list>
      <text:list xml:id="list1889370477" text:style-name="L17">
        <text:list-item>
          <text:p text:style-name="P12">A mouse used with a graphical user interface</text:p>
        </text:list-item>
        <text:list-item>
          <text:p text:style-name="P12">A tape drive on a multitasking operating system (assume no device pre-allocation is available)</text:p>
        </text:list-item>
        <text:list-item>
          <text:p text:style-name="P12">A disk drive containing user files</text:p>
        </text:list-item>
        <text:list-item>
          <text:p text:style-name="P12">A graphics card with direct bus connection, accessible through memory-mapped I/O</text:p>
        </text:list-item>
      </text:list>
      <text:list xml:id="list1573341828" text:continue-list="list232775421" text:style-name="L1">
        <text:list-header>
          <text:p text:style-name="P2">For each of these I/O scenarios, would you design the operating system to use buffering, spooling, caching, or a combination? Would you use polled I/O, or interrupt driven I/O? Give reasons for your choices.</text:p>
          <text:p text:style-name="P2"/>
        </text:list-header>
      </text:list>
      <text:list xml:id="list867701440" text:style-name="L18">
        <text:list-item>
          <text:p text:style-name="P13">A mouse used with a graphical user interface:</text:p>
          <text:list>
            <text:list-item>
              <text:p text:style-name="P13">Buffering may be needed to record mouse movement during times when higher priority operations are taking place. </text:p>
            </text:list-item>
            <text:list-item>
              <text:p text:style-name="P13">There is no high speed data transfers are there in mouse caching is inappropriate and no multiple user interface will be there on which the mouse has to perform so the spooling is inappropriate.</text:p>
            </text:list-item>
            <text:list-item>
              <text:p text:style-name="P13">Interrupt driven I/O is most appropriate.</text:p>
            </text:list-item>
          </text:list>
        </text:list-item>
      </text:list>
      <text:list xml:id="list1931757189" text:continue-list="list1573341828" text:style-name="L1">
        <text:list-item>
          <text:list>
            <text:list-header>
              <text:p text:style-name="P2"/>
            </text:list-header>
          </text:list>
        </text:list-item>
      </text:list>
      <text:list xml:id="list285125091" text:style-name="L19">
        <text:list-item>
          <text:p text:style-name="P14">A tape drive on a multitasking operating system</text:p>
          <text:list>
            <text:list-item>
              <text:p text:style-name="P14">Buffering may be needed to manage throughput difference between the tape drive and the source or destination of the I/O. </text:p>
            </text:list-item>
            <text:list-item>
              <text:p text:style-name="P14">For faster access caching can be used to hold copies of data that resides on the tape. </text:p>
            </text:list-item>
            <text:list-item>
              <text:p text:style-name="P14">Spooling could be used to stage data to the device when multiple users desire to read from or write to it.</text:p>
            </text:list-item>
            <text:list-item>
              <text:p text:style-name="P14">Interrupt driven I/O is likely to allow the best performance.</text:p>
            </text:list-item>
          </text:list>
        </text:list-item>
      </text:list>
      <text:list xml:id="list1125455771" text:continue-list="list1931757189" text:style-name="L1">
        <text:list-item>
          <text:list>
            <text:list-header>
              <text:p text:style-name="P2"/>
            </text:list-header>
          </text:list>
        </text:list-item>
      </text:list>
      <text:list xml:id="list927233786" text:style-name="L20">
        <text:list-item>
          <text:p text:style-name="P15">A disk drive containing user files</text:p>
          <text:list>
            <text:list-item>
              <text:p text:style-name="P15">Buffering can be used to hold data while in transit from user space to the disk, and visa versa. </text:p>
            </text:list-item>
            <text:list-item>
              <text:p text:style-name="P15">Caching can be used to hold disk resident data for improved performance. </text:p>
            </text:list-item>
            <text:list-item>
              <text:p text:style-name="P15">Spooling is required where the device is shared but access to the shared terminals is turn by turn disk drive is shared device but data can be read and write at any instant so spooling is not necessary.</text:p>
            </text:list-item>
            <text:list-item>
              <text:p text:style-name="P15">Interrupt driven I/O is best for devices such as disks that transfer data at slow rates.</text:p>
            </text:list-item>
          </text:list>
        </text:list-item>
      </text:list>
      <text:list xml:id="list2072205101" text:continue-list="list1125455771" text:style-name="L1">
        <text:list-item>
          <text:list>
            <text:list-header>
              <text:p text:style-name="P2"/>
            </text:list-header>
          </text:list>
        </text:list-item>
      </text:list>
      <text:list xml:id="list2042130455" text:style-name="L21">
        <text:list-item>
          <text:p text:style-name="P16">A graphics card with direct bus connection, accessible through memory-mapped I/O</text:p>
          <text:list>
            <text:list-item>
              <text:p text:style-name="P16">Buffering may be needed to control multiple access and for performance double buffering can be used to hold the next screen image while displaying the current one. </text:p>
            </text:list-item>
            <text:list-item>
              <text:p text:style-name="P16">As graphics card is directly connected to the memory the access to the memory is fast and shared so caching and spooling are not necessary.</text:p>
            </text:list-item>
            <text:list-item>
              <text:p text:style-name="P16">As the graphics card is memory mapped device and does not require the intervention of the CPU to perform any task as it only need to transfer the data to and from memory so polling and interrupts, neither of which is needed for a memory mapped device.</text:p>
            </text:list-item>
          </text:list>
        </text:list-item>
      </text:list>
      <text:list xml:id="list785959561" text:continue-list="list2072205101" text:style-name="L1">
        <text:list-header>
          <text:p text:style-name="P2"/>
          <text:p text:style-name="P2"/>
          <text:p text:style-name="P2"/>
          <text:p text:style-name="P2"/>
          <text:p text:style-name="P2"/>
        </text:list-header>
        <text:list-item>
          <text:p text:style-name="P2"><text:soft-page-break/>UNIX co-ordinates the activities of the kernel I/O components by manipulating shared in-kernel data structures, whereas Windows NT uses object oriented message passing between kernel I/O components. Discuss three pros and three cons of each approach. </text:p>
          <text:p text:style-name="P2"/>
        </text:list-item>
      </text:list>
      <text:list xml:id="list1031217003" text:style-name="L14">
        <text:list-item>
          <text:p text:style-name="P11">Pros and cons of UNIX and Windows NT are almost opposite to each other so listing ones Pros it will be others cons and vice versa.</text:p>
        </text:list-item>
        <text:list-item>
          <text:p text:style-name="P11">Three pros of the UNIX method:</text:p>
          <text:list>
            <text:list-item>
              <text:p text:style-name="P11">Very efficient</text:p>
            </text:list-item>
            <text:list-item>
              <text:p text:style-name="P11">Low overhead</text:p>
            </text:list-item>
            <text:list-item>
              <text:p text:style-name="P11">Low amount of data movement. Fast implementation no coordination needed with other kernel components. Simple, so less chance of data loss.</text:p>
            </text:list-item>
          </text:list>
        </text:list-item>
        <text:list-item>
          <text:p text:style-name="P11">Three cons of the UNIX method: </text:p>
          <text:list>
            <text:list-item>
              <text:p text:style-name="P11">No data protection, and more possible side effects from changes so more difficult to debug. </text:p>
            </text:list-item>
            <text:list-item>
              <text:p text:style-name="P11">Difficult to implement new I/O methods as new data structures needed rather than just new objects as required by the Windows NT.</text:p>
            </text:list-item>
            <text:list-item>
              <text:p text:style-name="P11">Complicated kernel I/O subsystem, full of data structures, access routines, and locking mechanisms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21T15:11:11</meta:creation-date>
    <dc:date>2015-07-22T18:55:02</dc:date>
    <dc:creator>Tejas Prajapati</dc:creator>
    <meta:editing-duration>PT10H5M29S</meta:editing-duration>
    <meta:editing-cycles>100</meta:editing-cycles>
    <meta:generator>LibreOffice/3.5$Linux_X86_64 LibreOffice_project/350m1$Build-2</meta:generator>
    <meta:document-statistic meta:table-count="0" meta:image-count="0" meta:object-count="0" meta:page-count="10" meta:paragraph-count="148" meta:word-count="3182" meta:character-count="17274" meta:non-whitespace-character-count="14303"/>
  </office:meta>
</office:document-meta>
</file>